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24-01-18 0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23-01-1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22-09-2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22-01-1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20-01-13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9-04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9-01-0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8-09-24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8-05-22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8-01-10 0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7-09-1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7-05-01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7-01-03 0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6-09-26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6-01-1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5-09-29 0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5-05-12 0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5-01-12 0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4-09-17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4-05-13 0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4-01-28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3-10-14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3-10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82</text:p>
          </table:table-cell>
          <table:table-cell office:value-type="string" calcext:value-type="string">
            <text:p>RUSH-181</text:p>
          </table:table-cell>
          <table:table-cell office:value-type="string" calcext:value-type="string">
            <text:p>201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